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6C000000766AE6094F.png" manifest:media-type="image/png"/>
  <manifest:file-entry manifest:full-path="Pictures/100000010000022A0000006E19C80B81.png" manifest:media-type="image/png"/>
  <manifest:file-entry manifest:full-path="Pictures/1000000100000349000000565D04B998.png" manifest:media-type="image/png"/>
  <manifest:file-entry manifest:full-path="Pictures/100000010000015C000000535AF10BD6.png" manifest:media-type="image/png"/>
  <manifest:file-entry manifest:full-path="Pictures/1000000100000328000000545F356375.png" manifest:media-type="image/png"/>
  <manifest:file-entry manifest:full-path="Pictures/1000000100000316000000621DEF10A2.png" manifest:media-type="image/png"/>
  <manifest:file-entry manifest:full-path="Pictures/100000010000038200000028B3C38FC6.png" manifest:media-type="image/png"/>
  <manifest:file-entry manifest:full-path="Pictures/100000010000031A0000006444100E37.png" manifest:media-type="image/png"/>
  <manifest:file-entry manifest:full-path="Pictures/1000000100000432000000611D05EDBF.png" manifest:media-type="image/png"/>
  <manifest:file-entry manifest:full-path="Pictures/10000001000001F2000000BF8F8E8225.png" manifest:media-type="image/png"/>
  <manifest:file-entry manifest:full-path="Pictures/10000001000001340000003A8BA66307.png" manifest:media-type="image/png"/>
  <manifest:file-entry manifest:full-path="Pictures/10000001000001FC0000002FB0568604.png" manifest:media-type="image/png"/>
  <manifest:file-entry manifest:full-path="Pictures/1000000100000354000000347F41065A.png" manifest:media-type="image/png"/>
  <manifest:file-entry manifest:full-path="Pictures/1000000100000218000000C67D1F48E8.png" manifest:media-type="image/png"/>
  <manifest:file-entry manifest:full-path="Pictures/100000010000020D00000045923A842E.png" manifest:media-type="image/png"/>
  <manifest:file-entry manifest:full-path="Pictures/10000001000001960000004FA1DBA996.png" manifest:media-type="image/png"/>
  <manifest:file-entry manifest:full-path="Pictures/10000001000001D600000040F7CCB1A9.png" manifest:media-type="image/png"/>
  <manifest:file-entry manifest:full-path="Pictures/10000001000004500000003AA20061E0.png" manifest:media-type="image/png"/>
  <manifest:file-entry manifest:full-path="Pictures/100000010000027000000073AE123EB8.png" manifest:media-type="image/png"/>
  <manifest:file-entry manifest:full-path="Pictures/10000001000002C60000002997F9EBF5.png" manifest:media-type="image/png"/>
  <manifest:file-entry manifest:full-path="Pictures/1000000100000260000000626D2096DB.png" manifest:media-type="image/png"/>
  <manifest:file-entry manifest:full-path="Pictures/10000001000003DD000000E2C3F25AC0.png" manifest:media-type="image/png"/>
  <manifest:file-entry manifest:full-path="Pictures/10000001000003A800000107EE3A4023.png" manifest:media-type="image/png"/>
  <manifest:file-entry manifest:full-path="Pictures/10000001000002B900000028CA3D71B5.png" manifest:media-type="image/png"/>
  <manifest:file-entry manifest:full-path="Pictures/10000001000003AE000000C724CD9444.png" manifest:media-type="image/png"/>
  <manifest:file-entry manifest:full-path="Pictures/10000001000003B1000000E8EFA36B71.png" manifest:media-type="image/png"/>
  <manifest:file-entry manifest:full-path="Pictures/10000001000001840000004532E60DA7.png" manifest:media-type="image/png"/>
  <manifest:file-entry manifest:full-path="Pictures/100000010000036B0000003614CAC146.png" manifest:media-type="image/png"/>
  <manifest:file-entry manifest:full-path="Pictures/10000001000004110000005ED48D75E1.png" manifest:media-type="image/png"/>
  <manifest:file-entry manifest:full-path="Pictures/10000001000004C60000003F5213D0A7.png" manifest:media-type="image/png"/>
  <manifest:file-entry manifest:full-path="Pictures/1000000100000229000000813CFA7D32.png" manifest:media-type="image/png"/>
  <manifest:file-entry manifest:full-path="Pictures/1000000100000335000000AE3DA80F63.png" manifest:media-type="image/png"/>
  <manifest:file-entry manifest:full-path="Pictures/1000000100000389000000AA8A73E72B.png" manifest:media-type="image/png"/>
  <manifest:file-entry manifest:full-path="Pictures/100000010000030B00000135D9ED83B4.png" manifest:media-type="image/png"/>
  <manifest:file-entry manifest:full-path="Pictures/100000010000027900000043122138AE.png" manifest:media-type="image/png"/>
  <manifest:file-entry manifest:full-path="Pictures/10000001000003A4000001018F609506.png" manifest:media-type="image/png"/>
  <manifest:file-entry manifest:full-path="Pictures/10000001000003B6000001CBB2B17964.png" manifest:media-type="image/png"/>
  <manifest:file-entry manifest:full-path="Pictures/100000010000037E0000003DCECF3C4A.png" manifest:media-type="image/png"/>
  <manifest:file-entry manifest:full-path="Pictures/10000001000002A40000005C202EE2A1.png" manifest:media-type="image/png"/>
  <manifest:file-entry manifest:full-path="Pictures/100000010000021E0000003C76817119.png" manifest:media-type="image/png"/>
  <manifest:file-entry manifest:full-path="Pictures/100000010000011F0000002B1772C130.png" manifest:media-type="image/png"/>
  <manifest:file-entry manifest:full-path="Pictures/100000010000010F0000002FC46A54DB.png" manifest:media-type="image/png"/>
  <manifest:file-entry manifest:full-path="Pictures/100000010000021700000050901F001B.png" manifest:media-type="image/png"/>
  <manifest:file-entry manifest:full-path="Pictures/10000001000000C10000006CFBDCEF22.png" manifest:media-type="image/png"/>
  <manifest:file-entry manifest:full-path="Pictures/10000001000001BF0000003433DC6026.png" manifest:media-type="image/png"/>
  <manifest:file-entry manifest:full-path="Pictures/100000010000008E0000005DF2A12F95.png" manifest:media-type="image/png"/>
  <manifest:file-entry manifest:full-path="Pictures/10000001000003B1000001CDA4EC87D6.png" manifest:media-type="image/png"/>
  <manifest:file-entry manifest:full-path="Pictures/10000001000001CE0000002D5CD2A8C2.png" manifest:media-type="image/png"/>
  <manifest:file-entry manifest:full-path="Pictures/10000001000001F200000044092B66A3.png" manifest:media-type="image/png"/>
  <manifest:file-entry manifest:full-path="Pictures/10000001000002B10000005E19A0AF21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14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15" style:family="graphic" style:parent-style-name="standard">
      <style:graphic-properties draw:textarea-horizontal-align="justify" draw:textarea-vertical-align="middle" draw:auto-grow-height="false" fo:min-height="1.5cm" fo:min-width="0cm" loext:decorative="false"/>
    </style:style>
    <style:style style:name="gr16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8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Edit 1</text:p>
          </draw:text-box>
        </draw:frame>
        <draw:frame draw:style-name="gr1" draw:text-style-name="P1" draw:layer="layout" svg:width="21.38cm" svg:height="2.221cm" svg:x="3.372cm" svg:y="9.5cm">
          <draw:image xlink:href="Pictures/1000000100000328000000545F356375.png" xlink:type="simple" xlink:show="embed" xlink:actuate="onLoad" draw:mime-type="image/png">
            <text:p/>
          </draw:image>
        </draw:frame>
        <draw:frame draw:style-name="gr1" draw:text-style-name="P1" draw:layer="layout" svg:width="20.904cm" svg:height="2.592cm" svg:x="3.596cm" svg:y="4.908cm">
          <draw:image xlink:href="Pictures/1000000100000316000000621DEF10A2.png" xlink:type="simple" xlink:show="embed" xlink:actuate="onLoad" draw:mime-type="image/png">
            <text:p/>
          </draw:image>
        </draw:frame>
        <draw:line draw:style-name="gr2" draw:text-style-name="P1" draw:layer="layout" svg:x1="14cm" svg:y1="8cm" svg:x2="14cm" svg:y2="9cm">
          <text:p/>
        </draw:lin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dit 2</text:p>
          </draw:text-box>
        </draw:frame>
        <draw:frame draw:style-name="gr1" draw:text-style-name="P1" draw:layer="layout" svg:width="22.253cm" svg:height="2.274cm" svg:x="3cm" svg:y="4.726cm">
          <draw:image xlink:href="Pictures/1000000100000349000000565D04B998.png" xlink:type="simple" xlink:show="embed" xlink:actuate="onLoad" draw:mime-type="image/png">
            <text:p/>
          </draw:image>
        </draw:frame>
        <draw:frame draw:style-name="gr1" draw:text-style-name="P1" draw:layer="layout" svg:width="21.009cm" svg:height="2.645cm" svg:x="3cm" svg:y="9.855cm">
          <draw:image xlink:href="Pictures/100000010000031A0000006444100E37.png" xlink:type="simple" xlink:show="embed" xlink:actuate="onLoad" draw:mime-type="image/png">
            <text:p/>
          </draw:image>
        </draw:frame>
        <draw:line draw:style-name="gr4" draw:text-style-name="P1" draw:layer="layout" svg:x1="13.5cm" svg:y1="7.5cm" svg:x2="13.5cm" svg:y2="9cm">
          <text:p/>
        </draw:lin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dit 3</text:p>
          </draw:text-box>
        </draw:frame>
        <draw:frame draw:style-name="gr1" draw:text-style-name="P1" draw:layer="layout" svg:width="13.177cm" svg:height="5.053cm" svg:x="7cm" svg:y="10.447cm">
          <draw:image xlink:href="Pictures/10000001000001F2000000BF8F8E8225.png" xlink:type="simple" xlink:show="embed" xlink:actuate="onLoad" draw:mime-type="image/png">
            <text:p/>
          </draw:image>
        </draw:frame>
        <draw:frame draw:style-name="gr1" draw:text-style-name="P1" draw:layer="layout" svg:width="14.182cm" svg:height="5.238cm" svg:x="6.818cm" svg:y="3cm">
          <draw:image xlink:href="Pictures/1000000100000218000000C67D1F48E8.png" xlink:type="simple" xlink:show="embed" xlink:actuate="onLoad" draw:mime-type="image/png">
            <text:p/>
          </draw:image>
        </draw:frame>
        <draw:line draw:style-name="gr5" draw:text-style-name="P1" draw:layer="layout" svg:x1="14cm" svg:y1="8.5cm" svg:x2="14cm" svg:y2="10cm">
          <text:p/>
        </draw:lin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dit 4</text:p>
          </draw:text-box>
        </draw:frame>
        <draw:frame draw:style-name="gr1" draw:text-style-name="P1" draw:layer="layout" svg:width="12.436cm" svg:height="1.692cm" svg:x="8cm" svg:y="11.808cm">
          <draw:image xlink:href="Pictures/10000001000001D600000040F7CCB1A9.png" xlink:type="simple" xlink:show="embed" xlink:actuate="onLoad" draw:mime-type="image/png">
            <text:p/>
          </draw:image>
        </draw:frame>
        <draw:frame draw:style-name="gr1" draw:text-style-name="P1" draw:layer="layout" svg:width="13.891cm" svg:height="1.824cm" svg:x="7.5cm" svg:y="6.676cm">
          <draw:image xlink:href="Pictures/100000010000020D00000045923A842E.png" xlink:type="simple" xlink:show="embed" xlink:actuate="onLoad" draw:mime-type="image/png">
            <text:p/>
          </draw:image>
        </draw:frame>
        <draw:line draw:style-name="gr6" draw:text-style-name="P1" draw:layer="layout" svg:x1="14.5cm" svg:y1="9cm" svg:x2="14.5cm" svg:y2="11cm">
          <text:p/>
        </draw:lin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Edit 5</text:p>
          </draw:text-box>
        </draw:frame>
        <draw:frame draw:style-name="gr1" draw:text-style-name="P1" draw:layer="layout" svg:width="16.511cm" svg:height="3.042cm" svg:x="5.489cm" svg:y="10.458cm">
          <draw:image xlink:href="Pictures/100000010000027000000073AE123EB8.png" xlink:type="simple" xlink:show="embed" xlink:actuate="onLoad" draw:mime-type="image/png">
            <text:p/>
          </draw:image>
        </draw:frame>
        <draw:frame draw:style-name="gr1" draw:text-style-name="P1" draw:layer="layout" svg:width="16.087cm" svg:height="2.592cm" svg:x="6.5cm" svg:y="4.5cm">
          <draw:image xlink:href="Pictures/1000000100000260000000626D2096DB.png" xlink:type="simple" xlink:show="embed" xlink:actuate="onLoad" draw:mime-type="image/png">
            <text:p/>
          </draw:image>
        </draw:frame>
        <draw:line draw:style-name="gr7" draw:text-style-name="P1" draw:layer="layout" svg:x1="14cm" svg:y1="8cm" svg:x2="14cm" svg:y2="9cm">
          <text:p/>
        </draw:lin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301cm" svg:y="-0.129cm" presentation:class="title" presentation:user-transformed="true">
          <draw:text-box>
            <text:p>Edit 6</text:p>
          </draw:text-box>
        </draw:frame>
        <draw:frame draw:style-name="gr1" draw:text-style-name="P1" draw:layer="layout" svg:width="26.169cm" svg:height="5.979cm" svg:x="0.831cm" svg:y="9.771cm">
          <draw:image xlink:href="Pictures/10000001000003DD000000E2C3F25AC0.png" xlink:type="simple" xlink:show="embed" xlink:actuate="onLoad" draw:mime-type="image/png">
            <text:p/>
          </draw:image>
        </draw:frame>
        <draw:frame draw:style-name="gr1" draw:text-style-name="P1" draw:layer="layout" svg:width="23.1cm" svg:height="6.49cm" svg:x="2.5cm" svg:y="2.01cm">
          <draw:image xlink:href="Pictures/10000001000003A800000107EE3A4023.png" xlink:type="simple" xlink:show="embed" xlink:actuate="onLoad" draw:mime-type="image/png">
            <text:p/>
          </draw:image>
        </draw:frame>
        <draw:line draw:style-name="gr8" draw:text-style-name="P1" draw:layer="layout" svg:x1="14cm" svg:y1="9cm" svg:x2="14cm" svg:y2="9.5cm">
          <text:p/>
        </draw:lin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dit 7</text:p>
          </draw:text-box>
        </draw:frame>
        <draw:frame draw:style-name="gr1" draw:text-style-name="P1" draw:layer="layout" svg:width="24.926cm" svg:height="5.264cm" svg:x="1.574cm" svg:y="10.486cm">
          <draw:image xlink:href="Pictures/10000001000003AE000000C724CD9444.png" xlink:type="simple" xlink:show="embed" xlink:actuate="onLoad" draw:mime-type="image/png">
            <text:p/>
          </draw:image>
        </draw:frame>
        <draw:frame draw:style-name="gr1" draw:text-style-name="P1" draw:layer="layout" svg:width="25.005cm" svg:height="6.138cm" svg:x="1.5cm" svg:y="2.5cm">
          <draw:image xlink:href="Pictures/10000001000003B1000000E8EFA36B71.png" xlink:type="simple" xlink:show="embed" xlink:actuate="onLoad" draw:mime-type="image/png">
            <text:p/>
          </draw:image>
        </draw:frame>
        <draw:line draw:style-name="gr9" draw:text-style-name="P1" draw:layer="layout" svg:x1="13.5cm" svg:y1="8.638cm" svg:x2="13.5cm" svg:y2="10cm">
          <text:p/>
        </draw:lin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dit 8</text:p>
          </draw:text-box>
        </draw:frame>
        <draw:frame draw:style-name="gr1" draw:text-style-name="P1" draw:layer="layout" svg:width="10.266cm" svg:height="1.824cm" svg:x="9cm" svg:y="5cm">
          <draw:image xlink:href="Pictures/10000001000001840000004532E60DA7.png" xlink:type="simple" xlink:show="embed" xlink:actuate="onLoad" draw:mime-type="image/png">
            <text:p/>
          </draw:image>
        </draw:frame>
        <draw:frame draw:style-name="gr1" draw:text-style-name="P1" draw:layer="layout" svg:width="9.207cm" svg:height="2.195cm" svg:x="9.293cm" svg:y="9.805cm">
          <draw:image xlink:href="Pictures/100000010000015C000000535AF10BD6.png" xlink:type="simple" xlink:show="embed" xlink:actuate="onLoad" draw:mime-type="image/png">
            <text:p/>
          </draw:image>
        </draw:frame>
        <draw:line draw:style-name="gr10" draw:text-style-name="P1" draw:layer="layout" svg:x1="13.5cm" svg:y1="7.5cm" svg:x2="13.5cm" svg:y2="9.5cm">
          <text:p/>
        </draw:lin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dit 9</text:p>
          </draw:text-box>
        </draw:frame>
        <draw:frame draw:style-name="gr1" draw:text-style-name="P1" draw:layer="layout" svg:width="23.153cm" svg:height="1.427cm" svg:x="2.5cm" svg:y="5cm">
          <draw:image xlink:href="Pictures/100000010000036B0000003614CAC146.png" xlink:type="simple" xlink:show="embed" xlink:actuate="onLoad" draw:mime-type="image/png">
            <text:p/>
          </draw:image>
        </draw:frame>
        <draw:frame draw:style-name="gr1" draw:text-style-name="P1" draw:layer="layout" svg:width="22.544cm" svg:height="1.375cm" svg:x="2.456cm" svg:y="9.625cm">
          <draw:image xlink:href="Pictures/1000000100000354000000347F41065A.png" xlink:type="simple" xlink:show="embed" xlink:actuate="onLoad" draw:mime-type="image/png">
            <text:p/>
          </draw:image>
        </draw:frame>
        <draw:line draw:style-name="gr11" draw:text-style-name="P1" draw:layer="layout" svg:x1="13cm" svg:y1="7cm" svg:x2="13cm" svg:y2="9cm">
          <text:p/>
        </draw:lin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dit 10</text:p>
          </draw:text-box>
        </draw:frame>
        <draw:frame draw:style-name="gr1" draw:text-style-name="P1" draw:layer="layout" svg:width="27.545cm" svg:height="2.486cm" svg:x="0.27cm" svg:y="3.014cm">
          <draw:image xlink:href="Pictures/10000001000004110000005ED48D75E1.png" xlink:type="simple" xlink:show="embed" xlink:actuate="onLoad" draw:mime-type="image/png">
            <text:p/>
          </draw:image>
        </draw:frame>
        <draw:frame draw:style-name="gr1" draw:text-style-name="P1" draw:layer="layout" svg:width="27.999cm" svg:height="2.527cm" svg:x="0.001cm" svg:y="8cm">
          <draw:image xlink:href="Pictures/1000000100000432000000611D05EDBF.png" xlink:type="simple" xlink:show="embed" xlink:actuate="onLoad" draw:mime-type="image/png">
            <text:p/>
          </draw:image>
        </draw:frame>
        <draw:line draw:style-name="gr12" draw:text-style-name="P1" draw:layer="layout" svg:x1="14cm" svg:y1="6cm" svg:x2="14cm" svg:y2="7.5cm">
          <text:p/>
        </draw:line>
        <draw:frame draw:style-name="gr13" draw:text-style-name="P3" draw:layer="layout" svg:width="11.5cm" svg:height="3.095cm" svg:x="8.5cm" svg:y="11cm">
          <draw:text-box>
            <text:p>((And replaced every other instance of User_id to CustomerID)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dit 11</text:p>
          </draw:text-box>
        </draw:frame>
        <draw:frame draw:style-name="gr1" draw:text-style-name="P1" draw:layer="layout" svg:width="27.999cm" svg:height="1.442cm" svg:x="0.001cm" svg:y="3.058cm">
          <draw:image xlink:href="Pictures/10000001000004C60000003F5213D0A7.png" xlink:type="simple" xlink:show="embed" xlink:actuate="onLoad" draw:mime-type="image/png">
            <text:p/>
          </draw:image>
        </draw:frame>
        <draw:frame draw:style-name="gr1" draw:text-style-name="P1" draw:layer="layout" svg:width="27.999cm" svg:height="1.469cm" svg:x="0cm" svg:y="6.5cm">
          <draw:image xlink:href="Pictures/10000001000004500000003AA20061E0.png" xlink:type="simple" xlink:show="embed" xlink:actuate="onLoad" draw:mime-type="image/png">
            <text:p/>
          </draw:image>
        </draw:frame>
        <draw:line draw:style-name="gr14" draw:text-style-name="P1" draw:layer="layout" svg:x1="14cm" svg:y1="5cm" svg:x2="14cm" svg:y2="6cm">
          <text:p/>
        </draw:lin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Edit 12</text:p>
          </draw:text-box>
        </draw:frame>
        <draw:frame draw:style-name="gr1" draw:text-style-name="P1" draw:layer="layout" svg:width="14.658cm" svg:height="2.909cm" svg:x="6.342cm" svg:y="4cm">
          <draw:image xlink:href="Pictures/100000010000022A0000006E19C80B81.png" xlink:type="simple" xlink:show="embed" xlink:actuate="onLoad" draw:mime-type="image/png">
            <text:p/>
          </draw:image>
        </draw:frame>
        <draw:frame draw:style-name="gr1" draw:text-style-name="P1" draw:layer="layout" svg:width="14.632cm" svg:height="3.412cm" svg:x="6.368cm" svg:y="11.088cm">
          <draw:image xlink:href="Pictures/1000000100000229000000813CFA7D32.png" xlink:type="simple" xlink:show="embed" xlink:actuate="onLoad" draw:mime-type="image/png">
            <text:p/>
          </draw:image>
        </draw:frame>
        <draw:custom-shape draw:style-name="gr15" draw:text-style-name="P4" draw:layer="layout" svg:width="1cm" svg:height="2cm" svg:x="13cm" svg:y="8cm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dit 13</text:p>
          </draw:text-box>
        </draw:frame>
        <draw:frame draw:style-name="gr1" draw:text-style-name="P1" draw:layer="layout" svg:width="21.724cm" svg:height="4.603cm" svg:x="2.776cm" svg:y="3.5cm">
          <draw:image xlink:href="Pictures/1000000100000335000000AE3DA80F63.png" xlink:type="simple" xlink:show="embed" xlink:actuate="onLoad" draw:mime-type="image/png">
            <text:p/>
          </draw:image>
        </draw:frame>
        <draw:frame draw:style-name="gr1" draw:text-style-name="P1" draw:layer="layout" svg:width="23.947cm" svg:height="4.497cm" svg:x="2cm" svg:y="10.503cm">
          <draw:image xlink:href="Pictures/1000000100000389000000AA8A73E72B.png" xlink:type="simple" xlink:show="embed" xlink:actuate="onLoad" draw:mime-type="image/png">
            <text:p/>
          </draw:image>
        </draw:frame>
        <draw:line draw:style-name="gr16" draw:text-style-name="P1" draw:layer="layout" svg:x1="13cm" svg:y1="8.103cm" svg:x2="13cm" svg:y2="10cm">
          <text:p/>
        </draw:lin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-9.399cm" svg:y="-0.129cm" presentation:class="title" presentation:user-transformed="true">
          <draw:text-box>
            <text:p>Edit 14</text:p>
          </draw:text-box>
        </draw:frame>
        <draw:frame draw:style-name="gr1" draw:text-style-name="P1" draw:layer="layout" svg:width="19.112cm" svg:height="7.58cm" svg:x="6.388cm" svg:y="0cm">
          <draw:image xlink:href="Pictures/100000010000030B00000135D9ED83B4.png" xlink:type="simple" xlink:show="embed" xlink:actuate="onLoad" draw:mime-type="image/png">
            <text:p/>
          </draw:image>
        </draw:frame>
        <draw:frame draw:style-name="gr1" draw:text-style-name="P1" draw:layer="layout" svg:width="24.661cm" svg:height="6.799cm" svg:x="3.339cm" svg:y="8.951cm">
          <draw:image xlink:href="Pictures/10000001000003A4000001018F609506.png" xlink:type="simple" xlink:show="embed" xlink:actuate="onLoad" draw:mime-type="image/png">
            <text:p/>
          </draw:image>
        </draw:frame>
        <draw:line draw:style-name="gr17" draw:text-style-name="P1" draw:layer="layout" svg:x1="15.7cm" svg:y1="7.8cm" svg:x2="15.7cm" svg:y2="8.8cm">
          <text:p/>
        </draw:lin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dit 15</text:p>
          </draw:text-box>
        </draw:frame>
        <draw:frame draw:style-name="gr1" draw:text-style-name="P1" draw:layer="layout" svg:width="23.656cm" svg:height="1.613cm" svg:x="2cm" svg:y="3.5cm">
          <draw:image xlink:href="Pictures/100000010000037E0000003DCECF3C4A.png" xlink:type="simple" xlink:show="embed" xlink:actuate="onLoad" draw:mime-type="image/png">
            <text:p/>
          </draw:image>
        </draw:frame>
        <draw:frame draw:style-name="gr1" draw:text-style-name="P1" draw:layer="layout" svg:width="18.787cm" svg:height="1.083cm" svg:x="4.213cm" svg:y="5.5cm">
          <draw:image xlink:href="Pictures/10000001000002C60000002997F9EBF5.png" xlink:type="simple" xlink:show="embed" xlink:actuate="onLoad" draw:mime-type="image/png">
            <text:p/>
          </draw:image>
        </draw:frame>
        <draw:frame draw:style-name="gr1" draw:text-style-name="P1" draw:layer="layout" svg:width="18.443cm" svg:height="1.057cm" svg:x="4.5cm" svg:y="11cm">
          <draw:image xlink:href="Pictures/10000001000002B900000028CA3D71B5.png" xlink:type="simple" xlink:show="embed" xlink:actuate="onLoad" draw:mime-type="image/png">
            <text:p/>
          </draw:image>
        </draw:frame>
        <draw:frame draw:style-name="gr1" draw:text-style-name="P1" draw:layer="layout" svg:width="23.761cm" svg:height="1.057cm" svg:x="2cm" svg:y="9.5cm">
          <draw:image xlink:href="Pictures/100000010000038200000028B3C38FC6.png" xlink:type="simple" xlink:show="embed" xlink:actuate="onLoad" draw:mime-type="image/png">
            <text:p/>
          </draw:image>
        </draw:frame>
        <draw:line draw:style-name="gr18" draw:text-style-name="P1" draw:layer="layout" svg:x1="13.5cm" svg:y1="7.5cm" svg:x2="13.5cm" svg:y2="9cm">
          <text:p/>
        </draw:lin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dit 16</text:p>
          </draw:text-box>
        </draw:frame>
        <draw:frame draw:style-name="gr1" draw:text-style-name="P1" draw:layer="layout" svg:width="17.887cm" svg:height="2.433cm" svg:x="5cm" svg:y="4.5cm">
          <draw:image xlink:href="Pictures/10000001000002A40000005C202EE2A1.png" xlink:type="simple" xlink:show="embed" xlink:actuate="onLoad" draw:mime-type="image/png">
            <text:p/>
          </draw:image>
        </draw:frame>
        <draw:frame draw:style-name="gr1" draw:text-style-name="P1" draw:layer="layout" svg:width="16.749cm" svg:height="1.771cm" svg:x="5cm" svg:y="10.5cm">
          <draw:image xlink:href="Pictures/100000010000027900000043122138AE.png" xlink:type="simple" xlink:show="embed" xlink:actuate="onLoad" draw:mime-type="image/png">
            <text:p/>
          </draw:image>
        </draw:frame>
        <draw:line draw:style-name="gr19" draw:text-style-name="P1" draw:layer="layout" svg:x1="14cm" svg:y1="7.5cm" svg:x2="14cm" svg:y2="9.5cm">
          <text:p/>
        </draw:lin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dit 17</text:p>
          </draw:text-box>
        </draw:frame>
        <draw:frame draw:style-name="gr1" draw:text-style-name="P1" draw:layer="layout" svg:width="14.341cm" svg:height="1.586cm" svg:x="7cm" svg:y="4.414cm">
          <draw:image xlink:href="Pictures/100000010000021E0000003C76817119.png" xlink:type="simple" xlink:show="embed" xlink:actuate="onLoad" draw:mime-type="image/png">
            <text:p/>
          </draw:image>
        </draw:frame>
        <draw:frame draw:style-name="gr1" draw:text-style-name="P1" draw:layer="layout" svg:width="13.441cm" svg:height="1.242cm" svg:x="7.222cm" svg:y="11cm">
          <draw:image xlink:href="Pictures/10000001000001FC0000002FB05686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dit 18</text:p>
          </draw:text-box>
        </draw:frame>
        <draw:frame draw:style-name="gr1" draw:text-style-name="P1" draw:layer="layout" svg:width="7.593cm" svg:height="1.136cm" svg:x="9.407cm" svg:y="3.5cm">
          <draw:image xlink:href="Pictures/100000010000011F0000002B1772C130.png" xlink:type="simple" xlink:show="embed" xlink:actuate="onLoad" draw:mime-type="image/png">
            <text:p/>
          </draw:image>
        </draw:frame>
        <draw:frame draw:style-name="gr1" draw:text-style-name="P1" draw:layer="layout" svg:width="8.149cm" svg:height="1.533cm" svg:x="9cm" svg:y="10cm">
          <draw:image xlink:href="Pictures/10000001000001340000003A8BA66307.png" xlink:type="simple" xlink:show="embed" xlink:actuate="onLoad" draw:mime-type="image/png">
            <text:p/>
          </draw:image>
        </draw:frame>
        <draw:line draw:style-name="gr20" draw:text-style-name="P1" draw:layer="layout" svg:x1="13.5cm" svg:y1="6cm" svg:x2="13.5cm" svg:y2="7.5cm">
          <text:p/>
        </draw:lin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dit 19</text:p>
          </draw:text-box>
        </draw:frame>
        <draw:frame draw:style-name="gr1" draw:text-style-name="P1" draw:layer="layout" svg:width="14.156cm" svg:height="2.115cm" svg:x="7.344cm" svg:y="3.885cm">
          <draw:image xlink:href="Pictures/100000010000021700000050901F001B.png" xlink:type="simple" xlink:show="embed" xlink:actuate="onLoad" draw:mime-type="image/png">
            <text:p/>
          </draw:image>
        </draw:frame>
        <draw:frame draw:style-name="gr1" draw:text-style-name="P1" draw:layer="layout" svg:width="11.827cm" svg:height="1.375cm" svg:x="8.673cm" svg:y="10.625cm">
          <draw:image xlink:href="Pictures/10000001000001BF0000003433DC6026.png" xlink:type="simple" xlink:show="embed" xlink:actuate="onLoad" draw:mime-type="image/png">
            <text:p/>
          </draw:image>
        </draw:frame>
        <draw:line draw:style-name="gr21" draw:text-style-name="P1" draw:layer="layout" svg:x1="14.5cm" svg:y1="6.5cm" svg:x2="14.5cm" svg:y2="9.5cm">
          <text:p/>
        </draw:lin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dit 20</text:p>
          </draw:text-box>
        </draw:frame>
        <draw:line draw:style-name="gr21" draw:text-style-name="P1" draw:layer="layout" svg:x1="14.5cm" svg:y1="6.5cm" svg:x2="14.5cm" svg:y2="9.5cm">
          <text:p/>
        </draw:line>
        <draw:frame draw:style-name="gr1" draw:text-style-name="P1" draw:layer="layout" svg:width="5.106cm" svg:height="2.856cm" svg:x="11.894cm" svg:y="3.144cm">
          <draw:image xlink:href="Pictures/10000001000000C10000006CFBDCEF22.png" xlink:type="simple" xlink:show="embed" xlink:actuate="onLoad" draw:mime-type="image/png">
            <text:p/>
          </draw:image>
        </draw:frame>
        <draw:frame draw:style-name="gr1" draw:text-style-name="P1" draw:layer="layout" svg:width="3.756cm" svg:height="2.459cm" svg:x="12.5cm" svg:y="9.962cm">
          <draw:image xlink:href="Pictures/100000010000008E0000005DF2A12F9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2.629cm" svg:x="9.5cm" svg:y="2.371cm" presentation:class="title" presentation:user-transformed="true">
          <draw:text-box>
            <text:p>Edit 21</text:p>
          </draw:text-box>
        </draw:frame>
        <draw:frame draw:style-name="gr1" draw:text-style-name="P1" draw:layer="layout" svg:width="16.558cm" svg:height="8cm" svg:x="0cm" svg:y="0cm">
          <draw:image xlink:href="Pictures/10000001000003B6000001CBB2B17964.png" xlink:type="simple" xlink:show="embed" xlink:actuate="onLoad" draw:mime-type="image/png">
            <text:p/>
          </draw:image>
        </draw:frame>
        <draw:frame draw:style-name="gr1" draw:text-style-name="P1" draw:layer="layout" svg:width="17.426cm" svg:height="8.5cm" svg:x="10.574cm" svg:y="7.25cm">
          <draw:image xlink:href="Pictures/10000001000003B1000001CDA4EC87D6.png" xlink:type="simple" xlink:show="embed" xlink:actuate="onLoad" draw:mime-type="image/png">
            <text:p/>
          </draw:image>
        </draw:frame>
        <draw:line draw:style-name="gr22" draw:text-style-name="P1" draw:layer="layout" svg:x1="6cm" svg:y1="9cm" svg:x2="9.5cm" svg:y2="11.5cm">
          <text:p/>
        </draw:line>
        <draw:line draw:style-name="gr23" draw:text-style-name="P1" draw:layer="layout" svg:x1="17.5cm" svg:y1="3.5cm" svg:x2="18.5cm" svg:y2="6.5cm">
          <text:p/>
        </draw:lin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dit 22</text:p>
          </draw:text-box>
        </draw:frame>
        <draw:frame draw:style-name="gr1" draw:text-style-name="P1" draw:layer="layout" svg:width="12.224cm" svg:height="1.189cm" svg:x="7.276cm" svg:y="3.5cm">
          <draw:image xlink:href="Pictures/10000001000001CE0000002D5CD2A8C2.png" xlink:type="simple" xlink:show="embed" xlink:actuate="onLoad" draw:mime-type="image/png">
            <text:p/>
          </draw:image>
        </draw:frame>
        <draw:frame draw:style-name="gr1" draw:text-style-name="P1" draw:layer="layout" svg:width="7.17cm" svg:height="1.242cm" svg:x="9.5cm" svg:y="9.5cm">
          <draw:image xlink:href="Pictures/100000010000010F0000002FC46A54DB.png" xlink:type="simple" xlink:show="embed" xlink:actuate="onLoad" draw:mime-type="image/png">
            <text:p/>
          </draw:image>
        </draw:frame>
        <draw:line draw:style-name="gr24" draw:text-style-name="P1" draw:layer="layout" svg:x1="13cm" svg:y1="5.5cm" svg:x2="13cm" svg:y2="9cm">
          <text:p/>
        </draw:lin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dit 23</text:p>
          </draw:text-box>
        </draw:frame>
        <draw:frame draw:style-name="gr1" draw:text-style-name="P1" draw:layer="layout" svg:width="9.631cm" svg:height="3.121cm" svg:x="8.5cm" svg:y="4cm">
          <draw:image xlink:href="Pictures/100000010000016C000000766AE6094F.png" xlink:type="simple" xlink:show="embed" xlink:actuate="onLoad" draw:mime-type="image/png">
            <text:p/>
          </draw:image>
        </draw:frame>
        <draw:frame draw:style-name="gr1" draw:text-style-name="P1" draw:layer="layout" svg:width="10.742cm" svg:height="2.089cm" svg:x="8.758cm" svg:y="10.411cm">
          <draw:image xlink:href="Pictures/10000001000001960000004FA1DBA996.png" xlink:type="simple" xlink:show="embed" xlink:actuate="onLoad" draw:mime-type="image/png">
            <text:p/>
          </draw:image>
        </draw:frame>
        <draw:line draw:style-name="gr25" draw:text-style-name="P1" draw:layer="layout" svg:x1="13cm" svg:y1="7.5cm" svg:x2="13cm" svg:y2="9.5cm">
          <text:p/>
        </draw:line>
        <draw:frame draw:style-name="gr26" draw:text-style-name="P3" draw:layer="layout" svg:width="4cm" svg:height="2.384cm" svg:x="19.5cm" svg:y="7cm">
          <draw:text-box>
            <text:p>Removed where statement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dit 24</text:p>
          </draw:text-box>
        </draw:frame>
        <draw:frame draw:style-name="gr27" draw:text-style-name="P4" draw:layer="layout" svg:width="13.177cm" svg:height="1.798cm" svg:x="7.323cm" svg:y="4cm">
          <draw:image xlink:href="Pictures/10000001000001F200000044092B66A3.png" xlink:type="simple" xlink:show="embed" xlink:actuate="onLoad" draw:mime-type="image/png">
            <text:p/>
          </draw:image>
        </draw:frame>
        <draw:frame draw:style-name="gr27" draw:text-style-name="P4" draw:layer="layout" svg:width="18.231cm" svg:height="2.486cm" svg:x="5cm" svg:y="9.5cm">
          <draw:image xlink:href="Pictures/10000001000002B10000005E19A0AF21.png" xlink:type="simple" xlink:show="embed" xlink:actuate="onLoad" draw:mime-type="image/png">
            <text:p/>
          </draw:image>
        </draw:frame>
        <draw:line draw:style-name="gr28" draw:text-style-name="P1" draw:layer="layout" svg:x1="13.5cm" svg:y1="6.5cm" svg:x2="13.5cm" svg:y2="8.5cm">
          <text:p/>
        </draw:lin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dit 25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3-24T10:59:24.143497000</meta:creation-date>
    <dc:date>2026-04-01T13:59:10.381644400</dc:date>
    <meta:editing-duration>PT12H23M50S</meta:editing-duration>
    <meta:editing-cycles>10</meta:editing-cycles>
    <meta:generator>LibreOffice/25.8.5.2$Windows_X86_64 LibreOffice_project/9c8b85f387cc00a89945a79c9e6239f32e450ac2</meta:generator>
    <meta:document-statistic meta:object-count="172"/>
  </office:meta>
</office:document-meta>
</file>